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1_20-37-41_000.jpg</text:p>
          </table:table-cell>
          <table:table-cell table:style-name="ce25" office:value-type="string">
            <text:p>:m / music / 進め方について：メモの作り方：log-fileと、freemind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2]=&quot;&quot;;[.C2];CONCATENATE([.C2];&quot; / &quot;;[.E2]))" office:value-type="string" office:string-value=":m / music / 進め方について：メモの作り方：log-fileと、freemind">
            <text:p>:m / music / 進め方について：メモの作り方：log-fileと、freemind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2-01_20-38-22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2_04-07-55_000.jpg</text:p>
          </table:table-cell>
          <table:table-cell table:style-name="ce19" office:value-type="string">
            <text:p>:m :PHOTO 起きた時刻 / 2020</text:p>
          </table:table-cell>
          <table:table-cell table:style-name="ce34"/>
          <table:table-cell table:style-name="ce4"/>
          <table:table-cell table:style-name="ce4" office:value-type="string">
            <text:p>N-35-35-28.381347 E-139-34-49.599609</text:p>
          </table:table-cell>
          <table:table-cell table:style-name="ce35" table:formula="of:=IF([.E4]=&quot;&quot;;[.C4];CONCATENATE([.C4];&quot; / &quot;;[.E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02_05-25-23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出発時間 / N-35-35-28.532409 E-139-34-49.764404</text:p>
          </table:table-cell>
          <table:table-cell table:style-name="ce17"/>
          <table:table-cell table:style-name="ce4" table:formula="of:=[.F5]" office:value-type="string" office:string-value="N-35-35-28.532409 E-139-34-49.764404">
            <text:p>N-35-35-28.532409 E-139-34-49.764404</text:p>
          </table:table-cell>
          <table:table-cell table:style-name="ce4" office:value-type="string">
            <text:p>N-35-35-28.532409 E-139-34-49.764404</text:p>
          </table:table-cell>
          <table:table-cell table:style-name="ce35" table:formula="of:=IF([.E5]=&quot;&quot;;[.C5];CONCATENATE([.C5];&quot; / &quot;;[.E5]))" office:value-type="string" office:string-value=":m 東和 PHOTO / 201202w / 日吉駅 / 箕輪町計画I敷地 / ３名（２名相番、別所；１名、別作業） / 経塚工業（三井住友建設） / 出発時間 / N-35-35-28.532409 E-139-34-49.764404 / N-35-35-28.532409 E-139-34-49.764404">
            <text:p>:m 東和 PHOTO / 201202w / 日吉駅 / 箕輪町計画I敷地 / ３名（２名相番、別所；１名、別作業） / 経塚工業（三井住友建設） / 出発時間 / N-35-35-28.532409 E-139-34-49.764404 / N-35-35-28.532409 E-139-34-49.76440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02_13-28-55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防御壁上の、掲示物：マンション物件案内 / N-35-32-45.16571 E-139-38-37.346191</text:p>
          </table:table-cell>
          <table:table-cell table:style-name="ce18"/>
          <table:table-cell table:style-name="ce4" table:formula="of:=[.F6]" office:value-type="string" office:string-value="N-35-32-45.16571 E-139-38-37.346191">
            <text:p>N-35-32-45.16571 E-139-38-37.346191</text:p>
          </table:table-cell>
          <table:table-cell table:style-name="ce4" office:value-type="string">
            <text:p>N-35-32-45.16571 E-139-38-37.346191</text:p>
          </table:table-cell>
          <table:table-cell table:style-name="ce35" table:formula="of:=IF([.E6]=&quot;&quot;;[.C6];CONCATENATE([.C6];&quot; / &quot;;[.E6]))" office:value-type="string" office:string-value=":m 東和 PHOTO / 201202w / 日吉駅 / 箕輪町計画I敷地 / ３名（２名相番、別所；１名、別作業） / 経塚工業（三井住友建設） / 現場状況：防御壁上の、掲示物：マンション物件案内 / N-35-32-45.16571 E-139-38-37.346191 / N-35-32-45.16571 E-139-38-37.346191">
            <text:p>:m 東和 PHOTO / 201202w / 日吉駅 / 箕輪町計画I敷地 / ３名（２名相番、別所；１名、別作業） / 経塚工業（三井住友建設） / 現場状況：防御壁上の、掲示物：マンション物件案内 / N-35-32-45.16571 E-139-38-37.346191 / N-35-32-45.16571 E-139-38-37.34619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02_13-32-01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防御壁上の、掲示物 / N-35-32-46.868591 E-139-38-38.884277</text:p>
          </table:table-cell>
          <table:table-cell table:style-name="ce19"/>
          <table:table-cell table:style-name="ce4" table:formula="of:=[.F7]" office:value-type="string" office:string-value="N-35-32-46.868591 E-139-38-38.884277">
            <text:p>N-35-32-46.868591 E-139-38-38.884277</text:p>
          </table:table-cell>
          <table:table-cell table:style-name="ce4" office:value-type="string">
            <text:p>N-35-32-46.868591 E-139-38-38.884277</text:p>
          </table:table-cell>
          <table:table-cell table:style-name="ce35" table:formula="of:=IF([.E7]=&quot;&quot;;[.C7];CONCATENATE([.C7];&quot; / &quot;;[.E7]))" office:value-type="string" office:string-value=":m 東和 PHOTO / 201202w / 日吉駅 / 箕輪町計画I敷地 / ３名（２名相番、別所；１名、別作業） / 経塚工業（三井住友建設） / 現場状況：防御壁上の、掲示物 / N-35-32-46.868591 E-139-38-38.884277 / N-35-32-46.868591 E-139-38-38.884277">
            <text:p>:m 東和 PHOTO / 201202w / 日吉駅 / 箕輪町計画I敷地 / ３名（２名相番、別所；１名、別作業） / 経塚工業（三井住友建設） / 現場状況：防御壁上の、掲示物 / N-35-32-46.868591 E-139-38-38.884277 / N-35-32-46.868591 E-139-38-38.88427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02_13-32-10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防御壁上の、掲示物 / N-35-32-46.868591 E-139-38-38.884277</text:p>
          </table:table-cell>
          <table:table-cell table:style-name="ce17"/>
          <table:table-cell table:style-name="ce4" table:formula="of:=[.F8]" office:value-type="string" office:string-value="N-35-32-46.868591 E-139-38-38.884277">
            <text:p>N-35-32-46.868591 E-139-38-38.884277</text:p>
          </table:table-cell>
          <table:table-cell table:style-name="ce4" office:value-type="string">
            <text:p>N-35-32-46.868591 E-139-38-38.884277</text:p>
          </table:table-cell>
          <table:table-cell table:style-name="ce35" table:formula="of:=IF([.E8]=&quot;&quot;;[.C8];CONCATENATE([.C8];&quot; / &quot;;[.E8]))" office:value-type="string" office:string-value=":m 東和 PHOTO / 201202w / 日吉駅 / 箕輪町計画I敷地 / ３名（２名相番、別所；１名、別作業） / 経塚工業（三井住友建設） / 現場状況：防御壁上の、掲示物 / N-35-32-46.868591 E-139-38-38.884277 / N-35-32-46.868591 E-139-38-38.884277">
            <text:p>:m 東和 PHOTO / 201202w / 日吉駅 / 箕輪町計画I敷地 / ３名（２名相番、別所；１名、別作業） / 経塚工業（三井住友建設） / 現場状況：防御壁上の、掲示物 / N-35-32-46.868591 E-139-38-38.884277 / N-35-32-46.868591 E-139-38-38.88427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02_13-32-14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進捗 / N-35-32-46.868591 E-139-38-38.884277</text:p>
          </table:table-cell>
          <table:table-cell table:style-name="ce18"/>
          <table:table-cell table:style-name="ce4" table:formula="of:=[.F9]" office:value-type="string" office:string-value="N-35-32-46.868591 E-139-38-38.884277">
            <text:p>N-35-32-46.868591 E-139-38-38.884277</text:p>
          </table:table-cell>
          <table:table-cell table:style-name="ce4" office:value-type="string">
            <text:p>N-35-32-46.868591 E-139-38-38.884277</text:p>
          </table:table-cell>
          <table:table-cell table:style-name="ce35" table:formula="of:=IF([.E9]=&quot;&quot;;[.C9];CONCATENATE([.C9];&quot; / &quot;;[.E9]))" office:value-type="string" office:string-value=":m 東和 PHOTO / 201202w / 日吉駅 / 箕輪町計画I敷地 / ３名（２名相番、別所；１名、別作業） / 経塚工業（三井住友建設） / 現場状況：進捗 / N-35-32-46.868591 E-139-38-38.884277 / N-35-32-46.868591 E-139-38-38.884277">
            <text:p>:m 東和 PHOTO / 201202w / 日吉駅 / 箕輪町計画I敷地 / ３名（２名相番、別所；１名、別作業） / 経塚工業（三井住友建設） / 現場状況：進捗 / N-35-32-46.868591 E-139-38-38.884277 / N-35-32-46.868591 E-139-38-38.88427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02_13-32-17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進捗 / N-35-32-46.868591 E-139-38-38.884277</text:p>
          </table:table-cell>
          <table:table-cell table:style-name="ce18"/>
          <table:table-cell table:style-name="ce4" table:formula="of:=[.F10]" office:value-type="string" office:string-value="N-35-32-46.868591 E-139-38-38.884277">
            <text:p>N-35-32-46.868591 E-139-38-38.884277</text:p>
          </table:table-cell>
          <table:table-cell table:style-name="ce4" office:value-type="string">
            <text:p>N-35-32-46.868591 E-139-38-38.884277</text:p>
          </table:table-cell>
          <table:table-cell table:style-name="ce35" table:formula="of:=IF([.E10]=&quot;&quot;;[.C10];CONCATENATE([.C10];&quot; / &quot;;[.E10]))" office:value-type="string" office:string-value=":m 東和 PHOTO / 201202w / 日吉駅 / 箕輪町計画I敷地 / ３名（２名相番、別所；１名、別作業） / 経塚工業（三井住友建設） / 現場状況：進捗 / N-35-32-46.868591 E-139-38-38.884277 / N-35-32-46.868591 E-139-38-38.884277">
            <text:p>:m 東和 PHOTO / 201202w / 日吉駅 / 箕輪町計画I敷地 / ３名（２名相番、別所；１名、別作業） / 経塚工業（三井住友建設） / 現場状況：進捗 / N-35-32-46.868591 E-139-38-38.884277 / N-35-32-46.868591 E-139-38-38.88427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02_13-32-20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現場状況：進捗 / N-35-32-46.868591 E-139-38-38.884277</text:p>
          </table:table-cell>
          <table:table-cell table:style-name="ce19"/>
          <table:table-cell table:style-name="ce4" table:formula="of:=[.F11]" office:value-type="string" office:string-value="N-35-32-46.868591 E-139-38-38.884277">
            <text:p>N-35-32-46.868591 E-139-38-38.884277</text:p>
          </table:table-cell>
          <table:table-cell table:style-name="ce4" office:value-type="string">
            <text:p>N-35-32-46.868591 E-139-38-38.884277</text:p>
          </table:table-cell>
          <table:table-cell table:style-name="ce35" table:formula="of:=IF([.E11]=&quot;&quot;;[.C11];CONCATENATE([.C11];&quot; / &quot;;[.E11]))" office:value-type="string" office:string-value=":m 東和 PHOTO / 201202w / 日吉駅 / 箕輪町計画I敷地 / ３名（２名相番、別所；１名、別作業） / 経塚工業（三井住友建設） / 現場状況：進捗 / N-35-32-46.868591 E-139-38-38.884277 / N-35-32-46.868591 E-139-38-38.884277">
            <text:p>:m 東和 PHOTO / 201202w / 日吉駅 / 箕輪町計画I敷地 / ３名（２名相番、別所；１名、別作業） / 経塚工業（三井住友建設） / 現場状況：進捗 / N-35-32-46.868591 E-139-38-38.884277 / N-35-32-46.868591 E-139-38-38.88427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02_13-37-45_000.jpg</text:p>
          </table:table-cell>
          <table:table-cell table:style-name="ce22" office:value-type="string">
            <text:p>:PHOTO 記録しておきたいもの / @日吉駅、東和現場への途中 / 風車（かざぐるま）：ペットボトルで作った；空き缶で / N-35-32-53.597717 E-139-38-42.839355</text:p>
          </table:table-cell>
          <table:table-cell table:style-name="ce17"/>
          <table:table-cell table:style-name="ce4" table:formula="of:=[.F12]" office:value-type="string" office:string-value="N-35-32-53.597717 E-139-38-42.839355">
            <text:p>N-35-32-53.597717 E-139-38-42.839355</text:p>
          </table:table-cell>
          <table:table-cell table:style-name="ce4" office:value-type="string">
            <text:p>N-35-32-53.597717 E-139-38-42.839355</text:p>
          </table:table-cell>
          <table:table-cell table:style-name="ce35" table:formula="of:=IF([.E12]=&quot;&quot;;[.C12];CONCATENATE([.C12];&quot; / &quot;;[.E12]))" office:value-type="string" office:string-value=":PHOTO 記録しておきたいもの / @日吉駅、東和現場への途中 / 風車（かざぐるま）：ペットボトルで作った；空き缶で / N-35-32-53.597717 E-139-38-42.839355 / N-35-32-53.597717 E-139-38-42.839355">
            <text:p>:PHOTO 記録しておきたいもの / @日吉駅、東和現場への途中 / 風車（かざぐるま）：ペットボトルで作った；空き缶で / N-35-32-53.597717 E-139-38-42.839355 / N-35-32-53.597717 E-139-38-42.83935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02_15-45-35_000.jpg</text:p>
          </table:table-cell>
          <table:table-cell table:style-name="ce17" office:value-type="string">
            <text:p>:m / 焼酎漬け：ブレンドの記録：東和仕事の前日、寝る前 || :m do / ガラ袋、ネットで注文 || :m :lets / action activity / やること / 尺八：relay、進めよう：今時点でできる技術で、吹けるもの || :tome/ (J*) / 「美の追究」、おれの役割；美を手に入れる、でのはなく、美を作り出す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3]=&quot;&quot;;[.C13];CONCATENATE([.C13];&quot; / &quot;;[.E13]))" office:value-type="string" office:string-value=":m / 焼酎漬け：ブレンドの記録：東和仕事の前日、寝る前 || :m do / ガラ袋、ネットで注文 || :m :lets / action activity / やること / 尺八：relay、進めよう：今時点でできる技術で、吹けるもの || :tome/ (J*) / 「美の追究」、おれの役割；美を手に入れる、でのはなく、美を作り出す">
            <text:p>:m / 焼酎漬け：ブレンドの記録：東和仕事の前日、寝る前 || :m do / ガラ袋、ネットで注文 || :m :lets / action activity / やること / 尺八：relay、進めよう：今時点でできる技術で、吹けるもの || :tome/ (J*) / 「美の追究」、おれの役割；美を手に入れる、でのはなく、美を作り出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2-02_18-00-48_000.jpg</text:p>
          </table:table-cell>
          <table:table-cell table:style-name="ce18" office:value-type="string">
            <text:p>:m 東和 PHOTO / 201202w / 日吉駅 / 箕輪町計画I敷地 / ３名（２名相番、別所；１名、別作業） / 経塚工業（三井住友建設） / 日報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4]=&quot;&quot;;[.C14];CONCATENATE([.C14];&quot; / &quot;;[.E14]))" office:value-type="string" office:string-value=":m 東和 PHOTO / 201202w / 日吉駅 / 箕輪町計画I敷地 / ３名（２名相番、別所；１名、別作業） / 経塚工業（三井住友建設） / 日報">
            <text:p>:m 東和 PHOTO / 201202w / 日吉駅 / 箕輪町計画I敷地 / ３名（２名相番、別所；１名、別作業） / 経塚工業（三井住友建設） / 日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2-02_20-55-36_000.jpg</text:p>
          </table:table-cell>
          <table:table-cell table:style-name="ce22" office:value-type="string">
            <text:p>:m :th / キリスト、釈迦：当時の人々は、どんな有様だったのか</text:p>
          </table:table-cell>
          <table:table-cell table:style-name="ce19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15]=&quot;&quot;;[.C15];CONCATENATE([.C15];&quot; / &quot;;[.E15]))" office:value-type="string" office:string-value=":m :th / キリスト、釈迦：当時の人々は、どんな有様だったのか">
            <text:p>:m :th / キリスト、釈迦：当時の人々は、どんな有様だったの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2-02_20-56-08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5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string">
            <text:p>2020-12-03_01-12-52_000.jpg</text:p>
          </table:table-cell>
          <table:table-cell table:style-name="ce22" office:value-type="string">
            <text:p>:PHOTO 記録 / 経過記録；作ったもの / food=焼酎漬け / material=熊笹；liquor=麦焼酎,time=1127-0055,container=silver-cap-mideum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7]=&quot;&quot;;[.C17];CONCATENATE([.C17];&quot; / &quot;;[.E17]))" office:value-type="string" office:string-value=":PHOTO 記録 / 経過記録；作ったもの / food=焼酎漬け / material=熊笹；liquor=麦焼酎,time=1127-0055,container=silver-cap-mideum">
            <text:p>:PHOTO 記録 / 経過記録；作ったもの / food=焼酎漬け / material=熊笹；liquor=麦焼酎,time=1127-0055,container=silver-cap-mideum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0-12-03_10-13-34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2-03_11-06-15_000.jpg</text:p>
          </table:table-cell>
          <table:table-cell table:style-name="ce22" office:value-type="string">
            <text:p>:m :th / 「学者」という位置にいられる人間であるなら || :m :th / 「学校トラウマ」をモロ出しにする方向ではなくて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19]=&quot;&quot;;[.C19];CONCATENATE([.C19];&quot; / &quot;;[.E19]))" office:value-type="string" office:string-value=":m :th / 「学者」という位置にいられる人間であるなら || :m :th / 「学校トラウマ」をモロ出しにする方向ではなくて">
            <text:p>:m :th / 「学者」という位置にいられる人間であるなら || :m :th / 「学校トラウマ」をモロ出しにする方向ではなくて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01_17-08-59_000.mp4</text:p>
          </table:table-cell>
          <table:table-cell table:style-name="ce22" office:value-type="string">
            <text:p>:VIDEO / @自宅 / メモ / kb,keyboard / 演奏、play / k-2020-1201-1 / genr=relay-6:take-N;ph-N,cp=Dm.4-Em.4-Gm.4-Fm.4/C9on7fomit3,5_(2m-3m-5m-4m)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VIDEO / @自宅 / メモ / kb,keyboard / 演奏、play / k-2020-1201-1 / genr=relay-6:take-N;ph-N,cp=Dm.4-Em.4-Gm.4-Fm.4/C9on7fomit3,5_(2m-3m-5m-4m)">
            <text:p>:VIDEO / @自宅 / メモ / kb,keyboard / 演奏、play / k-2020-1201-1 / genr=relay-6:take-N;ph-N,cp=Dm.4-Em.4-Gm.4-Fm.4/C9on7fomit3,5_(2m-3m-5m-4m)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2020/12/03</text:date>, <text:time>14:00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3T14:00:07.39</dc:date>
    <dc:creator>iwabuchi ken</dc:creator>
    <meta:editing-duration>P28DT21H40M30S</meta:editing-duration>
    <meta:editing-cycles>10754</meta:editing-cycles>
    <meta:document-statistic meta:table-count="1" meta:cell-count="473" meta:object-count="0"/>
  </office:meta>
</office:document-meta>
</file>